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e117b"/>
    </style:style>
    <style:style style:name="P4" style:family="paragraph" style:parent-style-name="Standard">
      <style:paragraph-properties fo:text-align="justify" style:justify-single-word="false"/>
      <style:text-properties officeooo:paragraph-rsid="001fc41b"/>
    </style:style>
    <style:style style:name="P5"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Liberation Serif" fo:font-size="12pt" fo:language="en" fo:country="US" fo:font-weight="normal" style:font-size-asian="12pt" style:font-weight-asian="normal" style:font-size-complex="12pt" style:font-weight-complex="normal"/>
    </style:style>
    <style:style style:name="P8" style:family="paragraph" style:parent-style-name="Standard">
      <style:text-properties fo:color="#ff0000"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10" style:family="paragraph" style:parent-style-name="Standard">
      <style:text-properties style:font-name="Liberation Serif" fo:font-size="12pt" fo:language="en" fo:country="US"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222222" style:font-name="Liberation Serif" fo:font-size="12pt" fo:language="en" fo:country="US"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4" style:family="paragraph" style:parent-style-name="Standard">
      <style:paragraph-properties fo:margin-left="0.472in" fo:margin-right="0in" fo:text-align="justify" style:justify-single-word="false" fo:text-indent="0in" style:auto-text-indent="false">
        <style:tab-stops/>
      </style:paragraph-properties>
    </style:style>
    <style:style style:name="P15" style:family="paragraph" style:parent-style-name="Standard">
      <style:paragraph-properties fo:margin-left="0.472in" fo:margin-right="0in" fo:text-align="justify" style:justify-single-word="false" fo:text-indent="0in"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16" style:family="paragraph" style:parent-style-name="Standard">
      <style:paragraph-properties fo:margin-left="0.472in" fo:margin-right="0in" fo:text-align="justify" style:justify-single-word="false" fo:text-indent="0in" style:auto-text-indent="false">
        <style:tab-stops/>
      </style:paragraph-properties>
      <style:text-properties fo:color="#ff0000" style:font-name="Liberation Serif" fo:font-size="12pt" fo:language="en" fo:country="US" fo:font-weight="bold" style:font-size-asian="12pt" style:font-weight-asian="bold" style:font-size-complex="12pt" style:font-weight-complex="bold"/>
    </style:style>
    <style:style style:name="P17" style:family="paragraph" style:parent-style-name="Standard">
      <style:paragraph-properties fo:margin-left="0.472in" fo:margin-right="0in" fo:text-align="justify" style:justify-single-word="false" fo:text-indent="0in"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18" style:family="paragraph" style:parent-style-name="Standard">
      <style:paragraph-properties fo:margin-left="0.5118in" fo:margin-right="0in" fo:text-align="justify" style:justify-single-word="false" fo:text-indent="0in" style:auto-text-indent="false">
        <style:tab-stops/>
      </style:paragraph-properties>
    </style:style>
    <style:style style:name="P19"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20"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21" style:family="paragraph" style:parent-style-name="Standard">
      <style:paragraph-properties fo:margin-left="0.5516in" fo:margin-right="0in" fo:text-align="justify" style:justify-single-word="false" fo:text-indent="0in"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2"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erif" fo:font-size="12pt" fo:language="en" fo:country="US" fo:font-weight="bold" officeooo:paragraph-rsid="001fc41b" style:font-size-asian="12pt" style:font-weight-asian="bold" style:font-size-complex="12pt" style:font-weight-complex="bold"/>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1c9c3d"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1e117b"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1fb486" style:font-size-asian="12pt" style:font-weight-asian="bold" style:font-size-complex="12pt" style:font-weight-complex="bold"/>
    </style:style>
    <style:style style:name="T5" style:family="text">
      <style:text-properties fo:color="#000000" style:font-name="Liberation Serif" fo:font-size="12pt" fo:language="en" fo:country="US" fo:font-style="italic" fo:font-weight="bold" style:font-size-asian="12pt" style:font-style-asian="italic" style:font-weight-asian="bold" style:font-size-complex="12pt" style:font-weight-complex="bold"/>
    </style:style>
    <style:style style:name="T6" style:family="text">
      <style:text-properties fo:color="#000000" style:font-name="Liberation Serif" fo:font-size="12pt" fo:language="en" fo:country="US" style:font-size-asian="12pt" style:font-size-complex="12pt" style:font-weight-complex="bold"/>
    </style:style>
    <style:style style:name="T7" style:family="text">
      <style:text-properties fo:color="#222222" style:font-name="Liberation Serif" fo:font-size="12pt" fo:language="en" fo:country="US" style:font-size-asian="12pt" style:font-size-complex="12pt" style:font-weight-complex="bold"/>
    </style:style>
    <style:style style:name="T8" style:family="text">
      <style:text-properties fo:color="#222222" style:font-name="Liberation Serif" fo:font-size="12pt" fo:language="en" fo:country="US" fo:font-weight="normal" style:font-size-asian="12pt" style:font-weight-asian="normal" style:font-size-complex="12pt" style:font-weight-complex="normal"/>
    </style:style>
    <style:style style:name="T9" style:family="text">
      <style:text-properties fo:language="en" fo:country="US" fo:font-weight="bold" style:font-weight-asian="bold" style:font-weight-complex="bold"/>
    </style:style>
    <style:style style:name="T10" style:family="text">
      <style:text-properties fo:color="#ff0000" style:font-name="Liberation Serif" fo:font-size="12pt" fo:language="en" fo:country="US" style:font-size-asian="12pt" style:font-size-complex="12pt" style:font-weight-complex="bold"/>
    </style:style>
    <style:style style:name="T11" style:family="text">
      <style:text-properties fo:color="#ff0000" style:font-name="Liberation Serif" fo:font-size="12pt" fo:language="en" fo:country="US" fo:font-weight="bold" style:font-size-asian="12pt" style:font-weight-asian="bold" style:font-size-complex="12pt" style:font-weight-complex="bold"/>
    </style:style>
    <style:style style:name="T12" style:family="text">
      <style:text-properties style:font-name="Liberation Serif" fo:font-size="12pt" fo:language="en" fo:country="US" fo:font-weight="bold" style:font-size-asian="12pt" style:font-weight-asian="bold" style:font-size-complex="12pt" style:font-weight-complex="bold"/>
    </style:style>
    <style:style style:name="T13" style:family="text">
      <style:text-properties style:font-name="Liberation Serif" fo:font-size="12pt" fo:language="en" fo:country="US" fo:font-weight="normal" style:font-size-asian="12pt" style:font-weight-asian="normal" style:font-size-complex="12pt" style:font-weight-complex="normal"/>
    </style:style>
    <style:style style:name="T14" style:family="text">
      <style:text-properties officeooo:rsid="001e117b"/>
    </style:style>
    <style:style style:name="T15" style:family="text">
      <style:text-properties officeooo:rsid="001fb486"/>
    </style:style>
    <style:style style:name="T16" style:family="text">
      <style:text-properties officeooo:rsid="001fc41b"/>
    </style:style>
    <style:style style:name="T17" style:family="text">
      <style:text-properties officeooo:rsid="0020d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ar Editor:</text:p>
      <text:p text:style-name="P5"/>
      <text:p text:style-name="Standard"><text:span text:style-name="Default_20_Paragraph_20_Font"><text:span text:style-name="T1">Attached is the revised version of our paper “A Novel Diversity-Based Replacement Strategy for Evolutionary Algorithms” (manuscript number: CYB-E-2015-04-0480).</text:span></text:span></text:p>
      <text:p text:style-name="P5"/>
      <text:p text:style-name="P6">We have studied the review report very carefully. The comments and suggestions provided are very interesting and, in our opinion, they have allowed us to improve on the general quality of the manuscript.</text:p>
      <text:p text:style-name="P5"/>
      <text:p text:style-name="P6">The rest of this document presents our detailed responses to the reviewers’ comments.</text:p>
      <text:p text:style-name="P5"/>
      <text:p text:style-name="P6">We would like to thank you and the reviewers for the time invested in evaluating our work. We really appreciate all valuable reviewer's comments.</text:p>
      <text:p text:style-name="P5"/>
      <text:p text:style-name="P5">Sincerely,</text:p>
      <text:p text:style-name="P5"><text:s text:c="3"/>The authors</text:p>
      <text:p text:style-name="P8"/>
      <text:p text:style-name="P10"/>
      <text:p text:style-name="P10"/>
      <text:p text:style-name="P10"><text:line-break/></text:p>
      <text:p text:style-name="P11"/>
      <text:p text:style-name="P19">Editor and associate editor</text:p>
      <text:p text:style-name="P12"/>
      <text:p text:style-name="P13">Based on the reviewers' comments, the paper contains possibly publishable works but currently has several important issues that must be addressed.</text:p>
      <text:p text:style-name="P12"/>
      <text:p text:style-name="P15">Response 1</text:p>
      <text:p text:style-name="P16"/>
      <text:p text:style-name="P15">We have studied the review report very carefully. The comments and suggestions provided are very interesting and, in our opinion, they have allowed us to improve on the general quality of the manuscript.</text:p>
      <text:p text:style-name="P15">In this new version, two additional methods (CHC and Saw-tooth GA) have been included in our experimental validation. While the conclusions drawn have not changed, since the principles of the newly incorporated methods are quite different from those used in our previous version, we consider that out experimental validation is now more convincing.</text:p>
      <text:p text:style-name="P15">In addition, we have expanded several parts to include additional descriptions and/or corrections where some issues were detected by the reviewers.</text:p>
      <text:p text:style-name="P15">The rest of this document presents our detailed responses to the reviewers’ comments.</text:p>
      <text:p text:style-name="P12"/>
      <text:p text:style-name="P12"/>
      <text:p text:style-name="P13">Please also be aware of TCYB page length policy with a cap of 12 pages plus two additional pages with a charge of $175/page, for a regular paper, provided that you promise to pay the bill after the publication. No paper over 14 pages in the IEEE two-column format will be accepted. If the manuscript is overlength, I suggest you to put some less important part of the results as supplementary materials which may appear in IEEExplore instead of printed version.</text:p>
      <text:p text:style-name="P12"/>
      <text:p text:style-name="P15">Response 2</text:p>
      <text:p text:style-name="P15"/>
      <text:p text:style-name="P15">Given that several parts of the previous version needed to be extended, once the new material was included, the manuscript was overlength. In order to fix this, the analysis of our proposal’s robustness is now attached as supplementary material. The number of pages in the document is now 14, and thus in compliance with the conditions of publication.</text:p>
      <text:p text:style-name="P15">We are aware of the conditions of publication imposed for papers longer than 12 pages and we accept these costs in case of acceptance.</text:p>
      <text:p text:style-name="P16"/>
      <text:p text:style-name="P12"/>
      <text:p text:style-name="P12"/>
      <text:p text:style-name="P12"/>
      <text:p text:style-name="P19">Reviewer 1</text:p>
      <text:p text:style-name="P11"/>
      <text:p text:style-name="P1"><text:span text:style-name="Default_20_Paragraph_20_Font"><text:span text:style-name="T7">In order to improve the quality of this paper, several issues discussed below should be addressed:</text:span></text:span><text:span text:style-name="Default_20_Paragraph_20_Font"><text:span text:style-name="T12"><text:line-break/><text:line-break/></text:span></text:span><text:span text:style-name="Default_20_Paragraph_20_Font"><text:span text:style-name="T7">A diversity-based replacement strategy has been introduced. However, I confuse on which part the replacement strategy takes place in EAs? What is the difference between replacement strategy and selection scheme commonly applies in EAs? It will be a merit if the authors provide a more formal description of replacement strategy and a general flow of EAs to indicate where the replacement strategy takes place.</text:span></text:span></text:p>
      <text:p text:style-name="P11"/>
      <text:p text:style-name="P1"><text:span text:style-name="Default_20_Paragraph_20_Font"><text:span text:style-name="T6"><text:tab/></text:span></text:span><text:span text:style-name="Default_20_Paragraph_20_Font"><text:span text:style-name="T1">Response 1</text:span></text:span></text:p>
      <text:p text:style-name="P6"/>
      <text:p text:style-name="P14"><text:span text:style-name="Default_20_Paragraph_20_Font"><text:span text:style-name="T1">In Evolutionary Algorithms, an individual is a parent if it has been selected to undergo variation in order to create offspring. The parent selection or mating selection scheme is </text:span></text:span><text:span text:style-name="Default_20_Paragraph_20_Font"><text:span text:style-name="T2">in </text:span></text:span><text:span text:style-name="Default_20_Paragraph_20_Font"><text:span text:style-name="T1">charge </text:span></text:span><text:span text:style-name="Default_20_Paragraph_20_Font"><text:span text:style-name="T2">of</text:span></text:span><text:span text:style-name="Default_20_Paragraph_20_Font"><text:span text:style-name="T1"> selecting the set of parents. Differently, the survivor selection scheme or replacement strategy selects those individuals that survive to the next generation. Given the space constraints, we cannot introduce a figure with the typical flow-chart for EAs. However, we have rewritten the third paragraph of the first section with the aim of better clarifying this part. Please note that our scheme only modifies the replacement strategy.</text:span></text:span></text:p>
      <text:p text:style-name="P17"/>
      <text:p text:style-name="P13">Why multimodal function is chosen to analyze the design decisions? How this function is associated with the packing problem? Does the packing problem also indicate this property? Besides, why packing problem is chosen in this context?</text:p>
      <text:p text:style-name="P11"/>
      <text:p text:style-name="P15">Response 2</text:p>
      <text:p text:style-name="P15"/>
      <text:p text:style-name="P15">The packing problem that we address in this paper is indeed highly multimodal, which is why we decided to include an analysis of the behavior of our scheme with a simple multimodal problem. This property is also related to the decision to select the packing problem. Since the 2DPP is highly multimodal and the search space is vast, it results in a very complex problem that can be effectively used to analyze the performance of different schemes. In addition, since this scheme was proposed in a competition, several different researchers have considered this problem, which is why we decided to work with this problem. In the future we plan to adapt our schemes to other combinatorial and continuous problems.</text:p>
      <text:p text:style-name="P17"><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Regarding the design of EAs, it is important to note that most initial EAs were generational approaches [12], i.e. they lacked a survivor …”. What do you mean by generational approaches? When you mention an approach, there must be other approaches in comparison. Please discuss their strengths and weaknesses.</text:p>
      <text:p text:style-name="P13"/>
      <text:p text:style-name="P13">“… the offspring unconditionally replaced the parent population regardless of fitness.” Can you give examples of this type of algorithm? Can this type of algorithm called Evolutionary Algorithms? From my understanding, the concept of EAs is based on the survival-of-the-fittest. So, in EAs, how offspring can replace parent solutions regardless of their fitness?</text:p>
      <text:p text:style-name="P11"/>
      <text:p text:style-name="P2"><text:span text:style-name="Default_20_Paragraph_20_Font"><text:span text:style-name="T7"><text:tab/></text:span></text:span></text:p>
      <text:p text:style-name="P2"><text:span text:style-name="Default_20_Paragraph_20_Font"><text:span text:style-name="T11"><text:tab/></text:span></text:span><text:span text:style-name="Default_20_Paragraph_20_Font"><text:span text:style-name="T1">Response 3</text:span></text:span></text:p>
      <text:p text:style-name="P6"/>
      <text:p text:style-name="P14"><text:span text:style-name="Default_20_Paragraph_20_Font"><text:span text:style-name="T1">Most initial Evolutionary Algorithms were based on “reproduction with emphasis”. In these schemes, parent selection was in charge of biasing the search towards the promising regions and there was no survivor selection scheme. See for instance the descriptions in Eshelman’s paper </text:span></text:span><text:span text:style-name="Default_20_Paragraph_20_Font"><text:span text:style-name="T5">The CHC Adaptive Search Algorithm: How to Have Safe Search When Engaging in Nontraditional genetic Recombination</text:span></text:span><text:span text:style-name="Default_20_Paragraph_20_Font"><text:span text:style-name="T1">, the book </text:span></text:span><text:span text:style-name="Default_20_Paragraph_20_Font"><text:span text:style-name="T5">Genetic Algorithms in Search, Optimization, and Machine Learning</text:span></text:span><text:span text:style-name="Default_20_Paragraph_20_Font"><text:span text:style-name="T1"> by David Goldberg, or the book chapter </text:span></text:span><text:span text:style-name="Default_20_Paragraph_20_Font"><text:span text:style-name="T5">History and Philosophy of Evolutionary Computation</text:span></text:span><text:span text:style-name="Default_20_Paragraph_20_Font"><text:span text:style-name="T1"> by Carlos Coello et al. Thus, while most of the algorithms based only on reproduction with emphasis should not, in general, be considered as state-of-the-art optimizers, they should definitely be considered as Evolutionary Algorithms.</text:span></text:span></text:p>
      <text:p text:style-name="P15">Nowadays, as mentioned in your comment, most schemes are based on the survival-of-the-fittest principle and incorporate the use of replacement strategies and elitism to yield important benefits.</text:p>
      <text:p text:style-name="P15">The third paragraph of the first section has been modified substantially to better explain these concepts.</text:p>
      <text:p text:style-name="P1"><text:span text:style-name="Default_20_Paragraph_20_Font"><text:span text:style-name="T7"><text:s text:c="2"/></text:span></text:span><text:span text:style-name="Default_20_Paragraph_20_Font"><text:span text:style-name="T12"><text:line-break/><text:line-break/></text:span></text:span><text:span text:style-name="Default_20_Paragraph_20_Font"><text:span text:style-name="T7">I like the literature very well. Very detailed information and classification is given. However, since the proposed approach is based on transforming a single objective problem into multi-objective problem, more detailed discussion on this stream should be given. I believe there are more related papers on this area since the “multiobjectivization” is one of the famous focuses recently.</text:span></text:span></text:p>
      <text:p text:style-name="P11"/>
      <text:p text:style-name="P15">Response 4</text:p>
      <text:p text:style-name="P15"/>
      <text:p text:style-name="P14"><text:span text:style-name="Default_20_Paragraph_20_Font"><text:span text:style-name="T1">Using multiobjectivization to improve on the efficiency of optimizers is indeed one of the current trends in the field of Evolutionary Computation. In fact, some of the authors of this paper recently published a survey on this kind of scheme (see </text:span></text:span><text:span text:style-name="Default_20_Paragraph_20_Font"><text:span text:style-name="T5">Using Multi-objective Evolutionary Algorithms for Single-objective Optimization</text:span></text:span><text:span text:style-name="Default_20_Paragraph_20_Font"><text:span text:style-name="T1"> published in 4OR). However, in </text:span></text:span><text:span text:style-name="Default_20_Paragraph_20_Font"><text:span text:style-name="T2">that </text:span></text:span><text:span text:style-name="Default_20_Paragraph_20_Font"><text:span text:style-name="T1">paper we distinguished between multiobjectivization as defined by Knowles et al. in 2001, and diversity-based MOEAs for single-objective optimization as used by de Jong et al. in 2001. Note that in both types of schemes, certain concepts that arise in the multi-objective field are used to address single-objective problems; however, they are used differently. For instance, in diversity-based EAs, the calculation of the alternative objective of a given individual depends on the other individuals in the population. However, this is not the case in multiobjectivization. Given that our scheme is a diversity-based scheme, we emphasized this kind of scheme. Section 2 has been extended to clarify this issue.</text:span></text:span></text:p>
      <text:p text:style-name="P13"><text:soft-page-break/>In Algorithm 2, step 9 (ND), how do you choose non-dominated individuals? Random or any specific method? In multi-objective optimization, a diversity preservation scheme such as crowding, niching or fitness sharing will be applied to select ND solutions. This is the diversity issue in multi-objective optimization. When a single-objective is converted to multi-objective problem, how do you solve this issue?</text:p>
      <text:p text:style-name="P11"/>
      <text:p text:style-name="P1"><text:span text:style-name="Default_20_Paragraph_20_Font"><text:span text:style-name="T6"><text:tab/></text:span></text:span><text:span text:style-name="Default_20_Paragraph_20_Font"><text:span text:style-name="T1">Response 5</text:span></text:span></text:p>
      <text:p text:style-name="P6"/>
      <text:p text:style-name="P14"><text:span text:style-name="Default_20_Paragraph_20_Font"><text:span text:style-name="T1">Once we have calculated the objectives, a non-dominated individual is randomly selected. Note that in some previous papers (see for instance </text:span></text:span><text:span text:style-name="Default_20_Paragraph_20_Font"><text:span text:style-name="T5">Multiobjective optimization for dynamic environments</text:span></text:span><text:span text:style-name="Default_20_Paragraph_20_Font"><text:span text:style-name="T1"> by Bui et al.), the NSGA-II crowding operator is used. However, in our scheme there is a large difference with respect to traditional multi-objective optimization because once that we have selected an individual, the alternative objective (measured as the distance to the closest individual previously selected) changes </text:span></text:span><text:span text:style-name="Default_20_Paragraph_20_Font"><text:span text:style-name="T3">and the non-dominated individuals are recalculated</text:span></text:span><text:span text:style-name="Default_20_Paragraph_20_Font"><text:span text:style-name="T1">, so using the crowding operator makes no sense. In fact, if the crowding operator is used with the recalculation, the best individual would always be selected in each step in terms of fitness or diversity, meaning that individuals with a good tradeoff between the two objectives would never be selected.</text:span></text:span></text:p>
      <text:p text:style-name="P15">In any case, we think that this is a part where some improvement might be proposed in the future. For instance, focusing on the knee of the Pareto Front (at least partially) might be an alternative. Also, adapting this selection to the different stages of the optimization seems encouraging. While we conducted some initial experiments in this area, we could not improve upon the results obtained with the random selection, so for the sake of simplicity we use the random selection.</text:p>
      <text:p text:style-name="P15">Note that step 8 of Algorithm 1 is: “Selected = Randomly select an individual from ND”. <text:span text:style-name="T14">In addition, this is clarified in the text. </text:span>We have <text:span text:style-name="T14">also </text:span>included this topic as a future line of work in the last section.</text:p>
      <text:p text:style-name="P1"><text:span text:style-name="Default_20_Paragraph_20_Font"><text:span text:style-name="T12"><text:line-break/><text:line-break/></text:span></text:span><text:span text:style-name="Default_20_Paragraph_20_Font"><text:span text:style-name="T7">Since the proposed approach is based on transforming single-objective problem to multi-objective problem, the comparison with near similar approaches such as [54], [57] should be performed. Otherwise, it is difficult to evaluate the performance whether it is caused by MULTI_DYNAMIC scheme or the diversity preservation in multi-objective optimization.</text:span></text:span></text:p>
      <text:p text:style-name="P11"/>
      <text:p text:style-name="P1"><text:span text:style-name="Default_20_Paragraph_20_Font"><text:span text:style-name="T10"><text:tab/></text:span></text:span><text:span text:style-name="Default_20_Paragraph_20_Font"><text:span text:style-name="T1">Response 6</text:span></text:span></text:p>
      <text:p text:style-name="P6"/>
      <text:p text:style-name="P15">The main novelty of MULTI_DYNAMIC with respect to the cited papers is that it penalizes the individuals that contribute too little to diversity, and that this is related to the stopping criterion, while in [54] and [57], penalties of this kind are not considered at all. Also note that our scheme also includes the parameter Di, which sets the initial penalization distance. In the cases where Di is set to 0, no penalties are imposed, so in this sense, the schemes in [54] and [57] are basically special cases of our proposal. Also note that much better results are obtained when Di is set to a value different from 0, meaning that the contribution is significant. In fact, the statistical tests developed in the second set of experiments (see Table I of the supplementary material) show that the differences are statistically significant.</text:p>
      <text:p text:style-name="P15"/>
      <text:p text:style-name="P14"><text:span text:style-name="Default_20_Paragraph_20_Font"><text:span text:style-name="T1">It is also important to mention that [57] also incorporates penalties but this is done by taking into account the original objective instead of the diversity objectives. This idea </text:span></text:span><text:soft-page-break/><text:span text:style-name="Default_20_Paragraph_20_Font"><text:span text:style-name="T1">might be integrated with our scheme because it modifies different components and in fact, we carried out several experiments using both kinds of penalties. </text:span></text:span><text:span text:style-name="Default_20_Paragraph_20_Font"><text:span text:style-name="T3">Please </text:span></text:span><text:span text:style-name="Default_20_Paragraph_20_Font"><text:span text:style-name="T1">see the last paragraph of Section IV </text:span></text:span><text:span text:style-name="Default_20_Paragraph_20_Font"><text:span text:style-name="T3">(before of</text:span></text:span><text:span text:style-name="Default_20_Paragraph_20_Font"><text:span text:style-name="T1"> Section IV.A). In the cases where the penalties proposed in [57] are used without our new proposal, poor results are obtained. The reason is that this method was not designed for such long executions and diversity is lost prematurely. In fact, the reason for the penalty in [57] is to accelerate convergence instead of delaying it, meaning it is used when the convergence induced by multi-objective models is too slow. When both types of penalties were integrated we were able to obtain some minor improvements in certain instances, but at the cost of important losses in other cases. Considering how using this method means incorporating additional parameters and that the benefits were not clear, we decided not to integrate both kind of penalties in this paper, as we mentioned in our first version of the paper.</text:span></text:span></text:p>
      <text:p text:style-name="P17"/>
      <text:p text:style-name="P15">Since in our previous version of the paper, we were not including the MULTI scheme, i.e. M<text:span text:style-name="T14">U</text:span>lTI_DYNAMIC with Di set to 0, in the first experiment, the contribution might not be so clear. In the newer version we have included it and the benefits of our proposal are now clearer. Please see Table I and Figures 6 and 7. <text:span text:style-name="T14">S</text:span>ince the decisions of the scheme in MULTI do not depend on the stopping criterion, diversity is not lost gradually <text:span text:style-name="T14">in this case</text:span>. For this reason, MULTI is not adequate for very long executions.</text:p>
      <text:p text:style-name="P16"/>
      <text:p text:style-name="P11"/>
      <text:p text:style-name="P13">The line in each Figure is not clear enough. The image quality should be improved.</text:p>
      <text:p text:style-name="P11"/>
      <text:p text:style-name="P15">Response 7</text:p>
      <text:p text:style-name="P15"/>
      <text:p text:style-name="P15">We have improved the quality of every figure by changing the widths and colors of the lines.</text:p>
      <text:p text:style-name="P20">Reviewer 2</text:p>
      <text:p text:style-name="P11"/>
      <text:p text:style-name="P7">English. This paper is easy to read. I think that this paper is well-written. However, some sentences look strange:</text:p>
      <text:p text:style-name="P1"><text:span text:style-name="Default_20_Paragraph_20_Font"><text:span text:style-name="T7">- It is precisely this drawback of the method is alleviated with the new proposals." (Page 4, Right Column).</text:span></text:span><text:span text:style-name="Default_20_Paragraph_20_Font"><text:span text:style-name="T12"><text:line-break/></text:span></text:span><text:span text:style-name="Default_20_Paragraph_20_Font"><text:span text:style-name="T7">- "The objective of the problem proposed is to best pack a grid so that the sum of the point ..." (Page 7, Right Column). "proposed" can be removed.</text:span></text:span></text:p>
      <text:p text:style-name="P3"><text:span text:style-name="Default_20_Paragraph_20_Font"><text:span text:style-name="T7">- "Mathematically, the problem objective is to find the grid …" (Page 7, Right Column). "problem" can be removed.</text:span></text:span></text:p>
      <text:p text:style-name="P3"><text:span text:style-name="Default_20_Paragraph_20_Font"><text:span text:style-name="T7">- "Fig. 5 illustrates the objective function assignment ..." (Page 7, Right Column). "objective function assignment" sounds strange.</text:span></text:span></text:p>
      <text:p text:style-name="P13">- "This means that the maximum distance than can appear between any two solutions is equal to the number ... " (Page 8, Left Column) "than" should be changed.</text:p>
      <text:p text:style-name="P13">- Please check references [16] and [37]. "no. 0" should be corrected or removed.</text:p>
      <text:p text:style-name="P11"/>
      <text:p text:style-name="P15">Response 1</text:p>
      <text:p text:style-name="P15"/>
      <text:p text:style-name="P15">Thank you for your careful review. These sentences and references have been updated.</text:p>
      <text:p text:style-name="P11"/>
      <text:p text:style-name="P13"/>
      <text:p text:style-name="P13">Geometric Crossover in Page 3, Left Column: "For instance, in geometric crossovers - such as the one used in this paper - offspring are in the segment between their parents under a given metric, meaning that a larger diversity is induced when distant parents are taken into account [42]."</text:p>
      <text:p text:style-name="P1"><text:span text:style-name="Default_20_Paragraph_20_Font"><text:span text:style-name="T12"><text:line-break/></text:span></text:span><text:span text:style-name="Default_20_Paragraph_20_Font"><text:span text:style-name="T7">This explanation may be correct in the sense that a variety of offspring can be generated by geometric crossover from a pair of distant parents. However, this explanation is not correct in the sense that the diversity cannot be increased by creating a new offspring and replacing one parent with the created offspring. Let us consider a population including only two individuals P1 and P2. Let C be a created offspring from P1 and P2 by geometric crossover. In this case, the following relation always holds: Distance(P1, P2) = Distance(P1, C) + Distance(P2, C). This equation means that the distance between two individuals in the population monotonically decreases by iterating the creation of a new offspring (C) by geometric crossover and the replacement of a current individual (P1 or P2) with the newly created offspring (C). It seems to me that the use of geometric crossover has a strong negative effect on the diversity of a population in the long run. This may explain why a strong diversity preserving mechanism is needed in evolutionary algorithms (as explained in this paper). On the contrary, the use of non-geometric crossover has a positive effect on the diversity of a population as shown in H. Ishibuchi, N. Tsukamoto, and Y. Nojima, "Diversity improvement by non-geometric binary crossover in evolutionary multiobjective optimization," IEEE Trans. on Evolutionary Computation, vol. 14., no. 6, pp. 985-998, December 2010.</text:span></text:span></text:p>
      <text:p text:style-name="P1"><text:span text:style-name="Default_20_Paragraph_20_Font"><text:span text:style-name="T12"><text:line-break/></text:span></text:span><text:span text:style-name="Default_20_Paragraph_20_Font"><text:span text:style-name="T7">I think that some additional explanations may be needed on geometric and non-geometric crossover.</text:span></text:span></text:p>
      <text:p text:style-name="P9"/>
      <text:p text:style-name="P15">Response 2</text:p>
      <text:p text:style-name="P15"/>
      <text:p text:style-name="P15">The sentence might in fact be a bit misleading. We meant that when two distant parents are used, we can create children whose distances to their parents are larger than when proximate parents are used. For instance, with the formula Distance(P1, P2) = Distance(P1, C) + Distance(P2, C) this situation is clear. However, it is also true that <text:soft-page-break/>depending on the replacements induced by the algorithms, this might lead to quite different situations with respect to the diversity maintained in the population. For this reason, the replacement phase is quite important and efforts must not be focused solely on the variation phase.</text:p>
      <text:p text:style-name="P15">We also agree that with non-geometric crossovers, more diverse individuals might be generated because they will not necessarily be placed in the segment that joins the parents. However, this produces two difficulties. First, at least for this problem, defining a non-destructive non-geometric crossover is not easy. Second, while with geometric crossover distant parents induce the creation of offspring in distant regions, this is not the case in every non-geometric crossover. For instance, in the non-geometric binary crossover defined by Ishibuchi et al., a bit-flip operator is applied to the genes where both parents contain the same allele. This means that in this case the distance increases when similar individuals are used. For these reasons, we use a geometric crossover, but then we apply local search and mutation. Note that these two last components can recover diversity in the sense that they can create new alleles in the different genes.</text:p>
      <text:p text:style-name="P15">We have extended our explanations and included a reference to the paper by Ishibuchi et al. to better describe these important issues and their relation to our design considerations.</text:p>
      <text:p text:style-name="P11"><text:line-break/><text:line-break/></text:p>
      <text:p text:style-name="P13">Use of Generations as a Termination Condition in Page 6, Left Column: "Some preliminary tests were also carried out that used the number of generations to set the stopping criterion."</text:p>
      <text:p text:style-name="P13">Could you please briefly mention whether there was any significant difference in computational experiments between the number of generations and the computation time? I think that both can be used in the proposed algorithm. I also think that similar results (i.e., high performance of the proposed algorithm) can be obtained from both settings.</text:p>
      <text:p text:style-name="P11"/>
      <text:p text:style-name="P15">Response 3</text:p>
      <text:p text:style-name="P15"/>
      <text:p text:style-name="P14"><text:span text:style-name="Default_20_Paragraph_20_Font"><text:span text:style-name="T1">The conclusions that can be drawn from the use of generations instead of time are basically the same with respect to our algorithm. However, when doing such preliminary tests we found that in order to evolve the same number of evaluations, some algorithms required a much longer time than others. The reason is that the schemes that maintain a larger degree of diversity generate new individuals that are more distant from the current members of the populations, and applying a local search to them is usually very costly because they might be very far from a local optimum. However, in the cases where large diversity is not induced, new individuals are usually closer to local optima, meaning the local search is not very expensive. Thus, these algorithms can evolve more generations in the same amount of time. For these reasons, using the number of generations is not a very fair </text:span></text:span><text:span text:style-name="Default_20_Paragraph_20_Font"><text:span text:style-name="T4">criterion</text:span></text:span><text:span text:style-name="Default_20_Paragraph_20_Font"><text:span text:style-name="T1">.</text:span></text:span></text:p>
      <text:p text:style-name="P15">It is also important to note that, similarly to the case where the stopping criterion is set by time, for a sufficiently large number of generations, our algorithm is the best one. However, the relative order between some of the remaining algorithms might be a bit different. We have extended our descriptions to include this information.</text:p>
      <text:p text:style-name="P11"/>
      <text:p text:style-name="P11"/>
      <text:p text:style-name="P11"/>
      <text:p text:style-name="P11"><text:line-break/></text:p>
      <text:p text:style-name="P13"><text:soft-page-break/>Use of Lamarckian Approach in Page 8, Left Column: "Since in the Lamarckian model, modifications done by the individual learning procedure (local search in our case) are placed back into the individuals, the burden associated with this kind of scheme is shorter, which is why this model was selected."</text:p>
      <text:p text:style-name="P1"><text:span text:style-name="Default_20_Paragraph_20_Font"><text:span text:style-name="T8">I think that the use of Lamarckian (instead of Baldwinian) approach is a good choice in this paper.</text:span></text:span><text:span text:style-name="Default_20_Paragraph_20_Font"><text:span text:style-name="T13"><text:line-break/></text:span></text:span><text:span text:style-name="Default_20_Paragraph_20_Font"><text:span text:style-name="T8">However, it is totally unclear (at least to me) why "the burden associated with this kind of scheme is shorter".</text:span></text:span><text:span text:style-name="Default_20_Paragraph_20_Font"><text:span text:style-name="T13"><text:line-break/></text:span></text:span><text:span text:style-name="Default_20_Paragraph_20_Font"><text:span text:style-name="T8">Moreover, "the burden associated with this kind of scheme is shorter" is not clear.</text:span></text:span></text:p>
      <text:p text:style-name="P13">I think that the choice between Lamarckian and Baldwinian depends on the problem (and also on the other parts of the memetic algorithm). That is, the choice may be based on the efficiency of each scheme in the memetic algorithm used for the problem at hand. I think that the above-mentioned sentence needs modification.</text:p>
      <text:p text:style-name="P11"/>
      <text:p text:style-name="P15">Response 3</text:p>
      <text:p text:style-name="P15"/>
      <text:p text:style-name="P15">In our case, we experimentally detected that using the Lamarckian model is faster. Given that we apply the local search until a local optimum is reached, the cost associated with the local search when individuals that are far from a local optimum are considered is much higher. Assume that we initially have a low-quality individual that, by applying an expensive local search, obtains a high fitness. In the case of the Lamarckian model, the changes performed on the genes are saved, while in the Baldwinian case they are not placed back into the chromosome. Then, in the next generation this individual might be recombined with another individual. In the Lamarckian case, some good genes are inherited and the cost of the local search might not be very large because the solution is not too far from a local optimum. However, in the Baldwinian case, many of the modifications that had been previously carried out must be repeated in order to calculate the fitness of the offspring.</text:p>
      <text:p text:style-name="P15">In any case, it is true that using the Baldwinian effect might have other benefits. For instance, it might induce larger levels of diversity, and thus in other cases, especially when the local search is not very expensive, the Baldwinian effect might be preferred. <text:span text:style-name="T15">These issues also depend on the kind of local search included (especially on the stopping criterion of the local search).</text:span></text:p>
      <text:p text:style-name="P15">We have <text:span text:style-name="T15">extended this part to clarify</text:span> this issue.</text:p>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Default_20_Paragraph_20_Font"><text:span text:style-name="T7">Application of Local Search to All Offspring in Page 8, Left Column: "As a result, applying a local search to all the new members is mandatory. Otherwise, the new individuals might quickly be selected for removal." This is a very interesting reason for the application of local search to all offspring. As explained in Page 8, crossover and mutation usually generate a number of poor offspring and only a few good offspring. In this situation, one idea is to apply local search only to good offspring as in [61].</text:span></text:span></text:p>
      <text:p text:style-name="P1"><text:span text:style-name="Default_20_Paragraph_20_Font"><text:span text:style-name="T7">This is to avoid the waste of computation time spent by applying local search to poor offspring.</text:span></text:span><text:span text:style-name="Default_20_Paragraph_20_Font"><text:span text:style-name="T12"><text:line-break/></text:span></text:span><text:span text:style-name="Default_20_Paragraph_20_Font"><text:span text:style-name="T7">Another idea is to apply local search before crossover and mutation. Usually, local search is applied to offspring generated by crossover and mutation. However, it was reported that better results were obtained by applying crossover and mutation to improved solutions by local search in H. Ishibuchi, Y. Hitotsuyanagi, Y. Wakamatsu, and Y. Nojima, "How to choose solutions for local search in multiobjective combinatorial memetic algorithms," Proc. of 11th International Conference on Parallel Problem Solving from Nature, Part I, pp. 516-525, Krakow, Poland, September 11-15, 2010. In this paper, local search was applied to individuals in the current population after generation update (i.e., after poor solutions are removed), which was compared with the standard implementation of memetic algorithms.</text:span></text:span></text:p>
      <text:p text:style-name="P13">Since the application of local search to all offspring in memetic algorithms is a controversial implementation, it seems to me that more convincing discussions are needed. For example, it would clearly improve the paper quality if the authors could mentioned simulation results from other implementations such as "The quality of the finally obtained solutions was significantly degraded by applying local search to only the best 10% offspring. It was also significantly degraded by applying local search to randomly selected 10% offspring."</text:p>
      <text:p text:style-name="P11"/>
      <text:p text:style-name="P15">Response 4</text:p>
      <text:p text:style-name="P15"/>
      <text:p text:style-name="P14"><text:span text:style-name="Default_20_Paragraph_20_Font"><text:span text:style-name="T1">Thank you for this comment because it has allowed us to obtain some new interesting conclusions. In our previous version we claimed that applying local search to all members was mandatory, because we had already done some preliminary experiments by selecting the best 20% of the offspring. We repeated these experiments (with 10% instead of 20%) with all the instances in the long term, and it is indeed much worse than the case where all the offspring </text:span></text:span><text:span text:style-name="Default_20_Paragraph_20_Font"><text:span text:style-name="T4">undergo</text:span></text:span><text:span text:style-name="Default_20_Paragraph_20_Font"><text:span text:style-name="T1"> a local search. In fact, in every case the mean and median obtained are worse, and differences are statistically significant. We have identified two reasons for the improper behavior:</text:span></text:span></text:p>
      <text:p text:style-name="P15">- The differences between the fitness values before and after the local search are huge and highly dependent on the individual. Thus, trying to identify the promising regions with the fitness values prior to the local search is not possible (or at least very difficult).</text:p>
      <text:p text:style-name="P15">- A lower number of regions is explored. The reason is that when a local search is applied to an individual, it is greatly improved. Thus, the offspring of this individual will have better chances of obtaining higher fitness values than others, so very close regions are exploited in subsequent generations with larger probabilities. This happens from the first generation, so the scheme focuses too quickly on a reduced number of regions.</text:p>
      <text:p text:style-name="P15">The two drawbacks identified do not affect approaches where 10% of the offspring are randomly selected, at least not in a way that is easily identifiable. In fact, we tested this scheme and the differences with the case where a local search is applied to all the offspring were not statically significant in 4 of the 10 instances. In the remaining cases, applying a local search to randomly selected individuals provided better results in one instance and worse results in five instances. In light of these results, we have extended our description to include this information and have rewritten this part to include less categorical sentences.</text:p>
      <text:p text:style-name="P16"/>
      <text:p text:style-name="P11"/>
      <text:p text:style-name="P4"><text:soft-page-break/><text:span text:style-name="Default_20_Paragraph_20_Font"><text:span text:style-name="T7">Termination Condition in Computational Experiments in Page 10, Right Column:</text:span></text:span><text:span text:style-name="Default_20_Paragraph_20_Font"><text:span text:style-name="T12"><text:line-break/></text:span></text:span><text:span text:style-name="Default_20_Paragraph_20_Font"><text:span text:style-name="T7">"Note that these results do not imply that our scheme is not useful for lower stopping criteria. The reason is that if the stopping criterion is set to a more restricted time, the balance between exploration</text:span></text:span></text:p>
      <text:p text:style-name="P4"><text:span text:style-name="Default_20_Paragraph_20_Font"><text:span text:style-name="T7"><text:s/>and exploitation induced by our scheme would be altered quicker."</text:span></text:span></text:p>
      <text:p text:style-name="P4"><text:span text:style-name="Default_20_Paragraph_20_Font"><text:span text:style-name="T7"/></text:span></text:p>
      <text:p text:style-name="P13">In Fig. 7, it seems to me that most algorithms quickly find good solutions within 3 hours. After that, the improvement of solution quality is very slow. So, many readers would be interested in the performance of the proposed algorithm under the termination condition of three hours.</text:p>
      <text:p text:style-name="P13">Of course, it is not meaningful (as explained in this paper) to examine the performance of the proposed algorithm under a severely limited computation time (e.g., 5 minutes, 20 minutes). However, 3 hours seem to be a fair choice for all algorithms from Fig. 7.</text:p>
      <text:p text:style-name="P13">A couple of sentences may be enough to report simulation results under 3 hours such as "The perfect score 160 in Table 1 was slightly decreased to 155 points when we used 3 hours as the termination condition instead of 24 hours. However, this score was still the best among all the examined algorithms."</text:p>
      <text:p text:style-name="P11"/>
      <text:p text:style-name="P1"><text:span text:style-name="Default_20_Paragraph_20_Font"><text:span text:style-name="T1"><text:tab/>Response 5</text:span></text:span></text:p>
      <text:p text:style-name="P6"/>
      <text:p text:style-name="P18"><text:span text:style-name="Default_20_Paragraph_20_Font"><text:span text:style-name="T1">We ran our proposal by setting the stopping criterion to 3, 5 and 12 hours and compared the results with every other algorithm, with the same methodology as in Table I. Since in the new version of this paper we use three additional models, a perfect score in Table 1 is 190. MULTI_DYNAMIC obtained the second position in 3 hours with 149 points. In this time period, CHC was the best approach with 169 points. When the stopping criterion was set to 5 hours, the MULTI_DYNAMIC scheme was the best one. In this case, MULTI_DYNAMIC obtained the best position with 173 points, with CHC scoring 160 points. Finally, in the 12-hour run, MULTI_DYNAMIC was the best one and obtained a perfect score.</text:span></text:span></text:p>
      <text:p text:style-name="P18"><text:span text:style-name="Default_20_Paragraph_20_Font"><text:span text:style-name="T1">In the light of these results, both CHC and MULTI_DYNAMIC seem to be proper schemes for managing diversity. In this case, it seems that CHC behaves more properly in the medium term, whereas MULTI_DYNAMIC is preferred for the long term. Due to the way in which they behave this was expected, because since CHC quickly allows for a complete loss of diversity, some zones are exploited in the initial phases, meaning that some promising solutions can be found. However, due to the way in which diversity is recovered, there are many chances to re-explore some regions that are close to those already explored, whereas some promising zones might remain under-explored in the long term.</text:span></text:span></text:p>
      <text:p text:style-name="P18"><text:span text:style-name="Default_20_Paragraph_20_Font"><text:span text:style-name="T1">We have expanded our explanations to describe these issues.</text:span></text:span></text:p>
      <text:p text:style-name="P6"/>
      <text:p text:style-name="P23"><text:line-break/></text:p>
      <text:p text:style-name="P4"/>
      <text:p text:style-name="P4"/>
      <text:p text:style-name="P4"/>
      <text:p text:style-name="P4"/>
      <text:p text:style-name="P4"/>
      <text:p text:style-name="P4"/>
      <text:p text:style-name="P4"/>
      <text:p text:style-name="P4"/>
      <text:p text:style-name="P4"/>
      <text:p text:style-name="P4"><text:soft-page-break/><text:span text:style-name="Default_20_Paragraph_20_Font"><text:span text:style-name="T7">Anytime EA [65] in Page 10, Right Column: "In this way, our proposal should not be regarded as an anytime EA [65]." Could you please check this sentence? I am not sure that "not" is needed in this sentence.</text:span></text:span><text:span text:style-name="Default_20_Paragraph_20_Font"><text:span text:style-name="T12"><text:line-break/></text:span></text:span><text:span text:style-name="Default_20_Paragraph_20_Font"><text:span text:style-name="T7">The following reference can be mentioned as a related paper to anytime Eas:</text:span></text:span></text:p>
      <text:p text:style-name="P13">T. Weise et al. , "Benchmarking optimization algorithms: An open source framework for the traveling salesman problem", IEEE Computational Intelligence Magazine, vol. 9, no. 3, pp. 40-52, August 2014.</text:p>
      <text:p text:style-name="P11"/>
      <text:p text:style-name="P15">Response 5</text:p>
      <text:p text:style-name="P15"/>
      <text:p text:style-name="P14"><text:span text:style-name="Default_20_Paragraph_20_Font"><text:span text:style-name="T1">The sentence is correct. Note that “anytime” optimizers are usually applied in scenarios where the execution might be terminated at an arbitrary time, and upon termination, the algorithm returns the best solution found since the start of the run (see, for instance, </text:span></text:span><text:span text:style-name="Default_20_Paragraph_20_Font"><text:span text:style-name="T5">Automatically improving the anytime behaviour of optimisation algorithms</text:span></text:span><text:span text:style-name="Default_20_Paragraph_20_Font"><text:span text:style-name="T1"> in the European Journal of Operational Research). In this situation, our algorithm cannot be applied because the decisions made during the replacement phase depend on the stopping criterion.</text:span></text:span></text:p>
      <text:p text:style-name="P15">Moreover, note from the paper by Weise et al. <text:s/>that in these cases, it is not just the results at the end of the run that are used to measure performance. For instance, in the benchmark presented by Weise et al. the evolution of the algorithms is saved and the area under this line is used. Note that our algorithm would not perform properly using this metric, at least with some stopping criteria, because for long stopping criteria, a slow convergence i<text:span text:style-name="T16">s</text:span> induced. Thus, our principles do not fit well with the idea of designing anytime optimizers.</text:p>
      <text:p text:style-name="P15">In order to better illustrate this, the description has been expanded and the paper by Weise et al. has been cited.</text:p>
      <text:p text:style-name="P19">Reviewer 3</text:p>
      <text:p text:style-name="P11"/>
      <text:p text:style-name="P13">This paper presents a new diversity-based replacement strategy for evolutionary algorithm. The paper is well-organized and well-written, very easy to read and follow. In addition, it has a sensible set of experiments. However, in my opinion, the experimental section is not completely convincing, because the authors did not carry out a comparison of the proposal against advanced evolutionary algorithm models based on the explicit promotion of population diversity, such as:</text:p>
      <text:p text:style-name="P1"><text:span text:style-name="Default_20_Paragraph_20_Font"><text:span text:style-name="T12"><text:line-break/></text:span></text:span><text:span text:style-name="Default_20_Paragraph_20_Font"><text:span text:style-name="T7">L.J. Eshelman. The CHC adaptive search algorithm: how to have safe search when engaging in nontraditional genetic recombination. In: Foundations of Genetic Algorithms 1, G.J.E Rawlin, Ed. San Mateo, CA: Morgan Kaufmann, 1991, pp. 265-283.</text:span></text:span></text:p>
      <text:p text:style-name="P4"><text:span text:style-name="Default_20_Paragraph_20_Font"><text:span text:style-name="T12"><text:line-break/></text:span></text:span><text:span text:style-name="Default_20_Paragraph_20_Font"><text:span text:style-name="T7">V.K. Koumousis, C.P. Katsaras. A saw-tooth genetic algorithm combining the effects of variable population size and reinitialization to enhance performance. IEEE Transaction of Evolutionary Computation, Vol 10 No. 1, February 2006.</text:span></text:span></text:p>
      <text:p text:style-name="P4"><text:span text:style-name="Default_20_Paragraph_20_Font"><text:span text:style-name="T12"><text:line-break/></text:span></text:span><text:span text:style-name="Default_20_Paragraph_20_Font"><text:span text:style-name="T7">Yuen SY, Chow CK (2009) A genetic algorithm that adaptively mutates and never revisits. Evolutionary Computation, IEEE Transactions on 13(2):454 –472</text:span></text:span></text:p>
      <text:p text:style-name="P1"><text:span text:style-name="Default_20_Paragraph_20_Font"><text:span text:style-name="T12"><text:line-break/></text:span></text:span><text:span text:style-name="Default_20_Paragraph_20_Font"><text:span text:style-name="T7">In my opinion, the comparison of the proposal with these algorithms becomes compulsory, in order to show that the diversity promoted by the replacement strategy conceived by the authors may become more useful than the one favored by these classical algorithms.</text:span></text:span></text:p>
      <text:p text:style-name="P11"/>
      <text:p text:style-name="P21">Response 1</text:p>
      <text:p text:style-name="P21"/>
      <text:p text:style-name="P21">Thank you for this comment. In our opinion it was very useful for improving the paper further and we believe that the results are now even more convincing.</text:p>
      <text:p text:style-name="P21"/>
      <text:p text:style-name="P21">We have incorporated both CHC and saw-tooth GA in our first experiment. In the case of CHC it yielded quite good results. In fact, taking into account all the instances, it obtained the third position, as shown in Table I, and it is the best among the schemes that do not use multi-objective concepts. In the case of Saw-Tooth GA, the results are not as encouraging. This is because diversity is lost very fast in each phase, and many regions remain under-explored. Thus, at least with the crossover used in this paper, the Saw-Tooth GA does not yield very promising results.</text:p>
      <text:p text:style-name="P21"/>
      <text:p text:style-name="P21">Finally, we would like to note that NrGA is not adequate for this problem. The reason is that since NrGA stores every solution visited during the search in a <text:span text:style-name="T17">archive</text:span>, it would require a huge amount of memory. In fact, a 5-minute execution would require about 18 Gb of RAM. Since we are running executions lasting 24 hours, even if some type of compression were used, we would not be able to save all this information. As a result, we could not apply this scheme to the 2DPP problem, but we have cited this paper and commented on the difficulties of using NrGA.</text:p>
      <text:p text:style-name="P14"><text:span text:style-name="Default_20_Paragraph_20_Font"><text:span text:style-name="T9"><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initial-creator>Carlos </meta:initial-creator>
    <meta:creation-date>2014-06-06T17:21:00Z</meta:creation-date>
    <dc:date>2015-07-06T14:20:14.716675464</dc:date>
    <meta:editing-cycles>46</meta:editing-cycles>
    <meta:editing-duration>PT12H15M44S</meta:editing-duration>
    <meta:document-statistic meta:table-count="0" meta:image-count="0" meta:object-count="0" meta:page-count="13" meta:paragraph-count="115" meta:word-count="5284" meta:character-count="32627" meta:non-whitespace-character-count="27419"/>
    <meta:template xlink:type="simple" xlink:actuate="onRequest" xlink:title="" xlink:href="../../../../Downloads/ResponseLetter.odt/Normal"/>
  </office:meta>
</office:document-meta>
</file>